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solid" draw:stroke-dash="Double_20_Dash" svg:stroke-width="0.03cm" svg:stroke-color="#000000" draw:marker-start-width="0.26cm" draw:marker-end-width="0.26cm" draw:fill="none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3cm" svg:stroke-color="#000000" draw:marker-start-width="0.25cm" draw:marker-end="Linienspitzen_20_1" draw:marker-end-width="0.15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387cm" fo:min-width="0.72cm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103cm" svg:y1="1.557cm" svg:x2="2.397cm" svg:y2="1.557cm">
          <text:p/>
        </draw:line>
        <draw:g>
          <svg:title>TexMaths</svg:title>
          <svg:desc>12§latex§$U_{d}$§svg§600§TRUE§</svg:desc>
          <draw:g>
            <draw:path draw:style-name="gr2" draw:text-style-name="P2" draw:layer="layout" svg:width="0.29cm" svg:height="0.295cm" svg:x="0.839cm" svg:y="2.069cm" svg:viewBox="0 0 291 296" svg:d="M238 44c5-18 12-30 46-31 2 0 7 0 7-8-2-2 0-5-5-5-14 0-29 1-43 1-15 0-30-1-44-1-3 0-8 0-8 8 0 5 5 5 8 5 24 0 28 10 28 18 0 1 0 9-1 10-12 50-25 99-37 149-14 55-62 93-105 93-28 0-51-18-51-56 2-10 0-13 5-32 14-54 27-108 41-163 4-15 4-19 35-19 10 0 14 0 14-8 0-5-5-5-6-5-12 0-42 1-54 1s-42-1-54-1c-3 0-8 0-8 8 0 5 5 5 12 5 1 0 10 0 15 1 9 0 12 2 12 6 0 3-4 21-7 30-3 13-6 25-9 37-4 16-24 96-25 103-4 12-4 18-4 26 0 50 38 80 83 80 52 0 105-48 118-103 12-50 25-99 37-149z">
              <text:p/>
            </draw:path>
            <draw:path draw:style-name="gr2" draw:text-style-name="P2" draw:layer="layout" svg:width="0.15cm" svg:height="0.205cm" svg:x="1.115cm" svg:y="2.215cm" svg:viewBox="0 0 151 206" svg:d="M150 8c0-1 0-3 1-4 0-2-1-4-5-4-6 0-30 1-37 2-3 0-7 0-7 8 0 3 4 3 8 3 13 0 13 3 13 5 0 1 0 4-1 6-6 22-11 45-17 67-6-10-15-17-30-17-37 0-75 41-75 83 0 29 19 49 44 49 16 0 30-10 42-20 5 18 23 20 30 20 11 0 18-6 23-16 7-12 7-19 11-28 0-5-4-5-5-5-4 0-5 1-6 9-4 15-10 32-22 32-8 0-9-6-9-15 0-6 0-8 1-12 13-54 27-108 41-163zM87 166c-2 9-8 15-15 20-3 2-15 12-27 12-10 0-21-8-21-29 0-16 8-48 15-59 14-24 28-29 36-29 21 0 27 23 27 27 0 1 0 2-2 3-4 19-8 37-13 55z">
              <text:p/>
            </draw:path>
          </draw:g>
        </draw:g>
        <draw:line draw:style-name="gr1" draw:text-style-name="P1" draw:layer="layout" svg:x1="1.119cm" svg:y1="2.858cm" svg:x2="2.413cm" svg:y2="2.858cm">
          <text:p/>
        </draw:line>
        <draw:line draw:style-name="gr3" draw:text-style-name="P1" draw:layer="layout" svg:x1="5.94cm" svg:y1="2.211cm" svg:x2="4.34cm" svg:y2="2.211cm">
          <text:p/>
        </draw:line>
        <draw:g>
          <svg:title>TexMaths</svg:title>
          <svg:desc>12§latex§$U_{\mathrm{a}}$§svg§600§TRUE§</svg:desc>
          <draw:g>
            <draw:path draw:style-name="gr2" draw:text-style-name="P2" draw:layer="layout" svg:width="0.29cm" svg:height="0.295cm" svg:x="5.941cm" svg:y="2.571cm" svg:viewBox="0 0 291 296" svg:d="M238 44c5-18 12-30 46-31 2 0 7 0 7-8-2-2 0-5-5-5-14 0-29 1-43 1-15 0-30-1-43-1-4 0-9 0-9 8 0 5 5 5 9 5 23 0 27 10 27 18 0 1 0 9-1 10-12 50-25 99-37 149-14 55-62 93-104 93-29 0-52-18-52-56 2-10 0-13 5-32 14-54 27-108 41-163 4-15 4-19 35-19 10 0 14 0 14-8 0-5-5-5-6-5-12 0-42 1-54 1s-42-1-54-1c-3 0-8 0-8 8 0 5 5 5 12 5 1 0 10 0 15 1 9 0 12 2 12 6 0 3-4 21-7 30-3 13-6 25-9 37-4 16-24 96-25 103-4 12-4 18-4 26 0 50 38 80 83 80 52 0 105-48 118-103 12-50 25-99 37-149z">
              <text:p/>
            </draw:path>
            <draw:path draw:style-name="gr2" draw:text-style-name="P2" draw:layer="layout" svg:width="0.145cm" svg:height="0.133cm" svg:x="6.216cm" svg:y="2.789cm" svg:viewBox="0 0 146 134" svg:d="M115 53c0-16 0-27-15-37-11-11-26-16-43-16-27 0-47 11-47 29 0 9 7 14 14 14 8 0 14-6 14-13 0-6-2-12-10-14 10-8 27-8 28-8 17 0 35 11 35 36 0 3 0 6 0 9-16 1-36 2-56 9-27 10-35 27-35 40 0 25 30 32 51 32 23 0 38-13 44-25 1 12 8 24 22 24 10-10 29 0 29-29 0-5 0-10 0-15-3 0-6 0-10 0 0 5 0 10 0 15 0 4 0 17-10 17-11 0-11-13-11-17 0-17 0-34 0-51zM91 90c0 29-24 36-37 36-16 0-30-10-30-24 0-17 14-40 67-41 0 10 0 19 0 29z">
              <text:p/>
            </draw:path>
          </draw:g>
        </draw:g>
        <draw:line draw:style-name="gr3" draw:text-style-name="P1" draw:layer="layout" svg:x1="6.05cm" svg:y1="3.3cm" svg:x2="6.05cm" svg:y2="4.14cm">
          <text:p/>
        </draw:line>
        <draw:line draw:style-name="gr4" draw:text-style-name="P1" draw:layer="layout" svg:x1="6.34cm" svg:y1="4.14cm" svg:x2="5.74cm" svg:y2="4.14cm">
          <text:p/>
        </draw:line>
        <draw:line draw:style-name="gr4" draw:text-style-name="P1" draw:layer="layout" svg:x1="6.24cm" svg:y1="4.24cm" svg:x2="5.84cm" svg:y2="4.24cm">
          <text:p/>
        </draw:line>
        <draw:line draw:style-name="gr4" draw:text-style-name="P1" draw:layer="layout" svg:x1="6.14cm" svg:y1="4.34cm" svg:x2="5.94cm" svg:y2="4.34cm">
          <text:p/>
        </draw:line>
        <draw:g>
          <svg:title>TexMaths</svg:title>
          <svg:desc>12§latex§$I_{P}$§svg§600§TRUE§</svg:desc>
          <draw:g>
            <draw:path draw:style-name="gr2" draw:text-style-name="P2" draw:layer="layout" svg:width="0.193cm" svg:height="0.285cm" svg:x="1.54cm" svg:y="0.971cm" svg:viewBox="0 0 194 286" svg:d="M142 32c4-15 5-19 39-19 10 0 13 0 13-8 0-5-5-5-6-5-12 0-43 1-55 1-13 0-43-1-56-1-3 0-9 0-9 8 0 5 4 5 12 5 18 0 29 0 29 9 0 1 0 2-1 5-19 76-38 151-57 226-3 16-4 21-38 21-9 0-13 0-13 8 0 4 5 4 6 4 12 0 43-2 55-2 13 0 44 2 56 2 4 0 9 0 9-8 0-4-4-4-12-4-9 0-10 0-18-1-10-2-11-3-11-8 0-3 0-7 1-9 19-75 38-149 56-224z">
              <text:p/>
            </draw:path>
            <draw:path draw:style-name="gr2" draw:text-style-name="P2" draw:layer="layout" svg:width="0.223cm" svg:height="0.2cm" svg:x="1.731cm" svg:y="1.119cm" svg:viewBox="0 0 224 201" svg:d="M79 110c17 0 35 0 53 0 50 0 92-32 92-63 0-25-24-47-65-47-34 0-68 0-103 0-6 0-9 0-9 7 0 4 3 4 10 4 4 0 5 0 11 1 6 0 6 1 6 4 0 1 0 2-1 7-13 51-26 102-38 154-4 11-4 13-27 13-4 0-8 0-8 7 2 1 0 4 5 4 8 0 28-1 37-1 6 0 15 0 20 0 6 1 13 1 19 1 3 0 6 0 6-6 0-5-3-5-9-5-4 0-5 0-11 0-7-1-7-2-7-5 0-2 0-2 1-6 6-23 12-46 18-69zM100 22c3-10 3-11 15-11 11 0 23 0 35 0 27 0 44 8 44 30 0 8-4 32-18 45-11 8-28 14-49 14-16 0-31 0-47 0 7-26 14-52 20-78z">
              <text:p/>
            </draw:path>
          </draw:g>
        </draw:g>
        <draw:g>
          <svg:title>TexMaths</svg:title>
          <svg:desc>12§latex§$I_{N}$§svg§600§TRUE§</svg:desc>
          <draw:g>
            <draw:path draw:style-name="gr2" draw:text-style-name="P2" draw:layer="layout" svg:width="0.193cm" svg:height="0.285cm" svg:x="1.539cm" svg:y="3.173cm" svg:viewBox="0 0 194 286" svg:d="M142 32c4-14 5-19 39-19 10 0 13 0 13-8 0-5-4-5-6-5-12 0-43 1-55 1-13 0-43-1-56-1-3 0-9 0-9 8 0 5 4 5 12 5 18 0 29 0 29 9 0 1 0 2 0 5-19 76-38 151-58 226-3 16-4 20-38 20-9 0-13 0-13 8 0 5 5 5 6 5 13 0 43-1 55-1 13 0 44 1 56 1 4 0 9 0 9-7 0-6-4-6-12-6-9 0-10 0-18 0-10-2-11-3-11-8 0-3 1-7 1-9 19-75 38-149 56-224z">
              <text:p/>
            </draw:path>
            <draw:path draw:style-name="gr2" draw:text-style-name="P2" draw:layer="layout" svg:width="0.261cm" svg:height="0.2cm" svg:x="1.729cm" svg:y="3.321cm" svg:viewBox="0 0 262 201" svg:d="M225 32c2-10 7-20 31-21 1 0 6 0 6-6 0-3-1-5-5-5-9 0-20 1-30 1-7 0-25-1-31-1-2 0-6 0-6 7 0 4 4 4 6 4 15 1 19 5 19 12 0 2 0 3-1 7-11 43-21 85-32 128-25-51-50-101-74-152-3-6-4-6-11-6-13 0-26 0-40 0-6 0-9 0-9 7 0 4 3 4 9 4s14 1 20 1c-14 53-27 105-40 158-2 11-8 19-31 20-1 0-6 0-6 6 0 4 2 5 5 5 9 0 20-1 30-1 7 0 25 1 31 1 3 0 6-1 6-6s-4-5-6-5c-19 0-19-8-19-12 0-1 0-3 1-7 13-50 25-100 38-151 28 59 57 117 85 176 2 5 4 5 7 5 5 0 5-1 6-6 14-54 27-109 41-163z">
              <text:p/>
            </draw:path>
          </draw:g>
        </draw:g>
        <draw:g>
          <svg:title>TexMaths</svg:title>
          <svg:desc>12§latex§$I_{a}$§svg§600§TRUE§</svg:desc>
          <draw:g>
            <draw:path draw:style-name="gr2" draw:text-style-name="P2" draw:layer="layout" svg:width="0.193cm" svg:height="0.285cm" svg:x="4.941cm" svg:y="1.573cm" svg:viewBox="0 0 194 286" svg:d="M142 32c4-15 5-19 38-19 10 0 14 0 14-8 0-5-5-5-6-5-12 0-43 1-55 1-13 0-43-1-57-1-2 0-8 0-8 8 0 5 4 5 12 5 18 0 29 0 29 9 0 1 0 2-1 6-19 75-38 150-57 226-3 15-4 19-38 19-9 0-13 0-13 8 0 5 5 5 6 5 12 0 43-1 55-1 13 0 43 1 56 1 4 0 8 0 8-8 0-5-3-5-13-5-7 0-9 0-18 0-8-1-9-4-9-7 0-4 0-7 1-10 19-74 38-149 56-224z">
              <text:p/>
            </draw:path>
            <draw:path draw:style-name="gr2" draw:text-style-name="P2" draw:layer="layout" svg:width="0.148cm" svg:height="0.131cm" svg:x="5.129cm" svg:y="1.793cm" svg:viewBox="0 0 149 132" svg:d="M105 17c-6-10-15-17-30-17-37 0-75 41-75 83 0 28 19 49 44 49 16 0 30-10 42-21 5 18 23 21 30 21 11 0 18-6 23-16 7-12 7-19 10-29 0-4-3-4-4-4-4 0-5 1-6 9-4 15-10 31-22 31-8 0-9-6-9-14 0-5 2-16 3-23 3-8 6-20 7-26 2-8 4-15 6-23 1-7 5-21 5-23 0-6-5-9-9-9-5 0-12 3-15 12zM87 92c-2 9-8 15-15 19-3 3-15 12-27 12-10 0-21-7-21-28 0-16 8-48 15-59 14-24 28-29 36-29 21 0 27 23 27 27 0 1 0 2-2 3-4 18-8 37-13 55z">
              <text:p/>
            </draw:path>
          </draw:g>
        </draw:g>
        <draw:line draw:style-name="gr5" draw:text-style-name="P1" draw:layer="layout" svg:x1="1.35cm" svg:y1="3.02cm" svg:x2="2.15cm" svg:y2="3.02cm">
          <text:p/>
        </draw:line>
        <draw:line draw:style-name="gr5" draw:text-style-name="P1" draw:layer="layout" svg:x1="4.743cm" svg:y1="2.06cm" svg:x2="5.543cm" svg:y2="2.06cm">
          <text:p/>
        </draw:line>
        <draw:line draw:style-name="gr5" draw:text-style-name="P1" draw:layer="layout" svg:x1="1.343cm" svg:y1="1.42cm" svg:x2="2.143cm" svg:y2="1.42cm">
          <text:p/>
        </draw:line>
        <draw:custom-shape draw:style-name="gr6" draw:text-style-name="P3" draw:layer="layout" svg:width="0.2cm" svg:height="0.2cm" svg:x="0.951cm" svg:y="1.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2cm" svg:x="0.963cm" svg:y="2.77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2cm" svg:x="5.951cm" svg:y="2.10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2cm" svg:x="5.951cm" svg:y="3.20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3" draw:layer="layout" svg:width="2.5cm" svg:height="2cm" draw:transform="rotate (-1.5707963267949) translate (4.4cm 0.9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svg:title>TexMaths</svg:title>
            <svg:desc>12§latex§$+$§svg§600§TRUE§</svg:desc>
            <draw:g>
              <draw:path draw:style-name="gr2" draw:text-style-name="P2" draw:layer="layout" svg:width="0.276cm" svg:height="0.277cm" svg:x="2.539cm" svg:y="1.43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  <text:p/>
              </draw:path>
            </draw:g>
          </draw:g>
          <draw:g>
            <svg:title>TexMaths</svg:title>
            <svg:desc>12§latex§$-$§svg§600§TRUE§</svg:desc>
            <draw:g>
              <draw:path draw:style-name="gr2" draw:text-style-name="P2" draw:layer="layout" svg:width="0.255cm" svg:height="0.016cm" svg:x="2.539cm" svg:y="2.86cm" svg:viewBox="0 0 256 17" svg:d="M242 17c7 0 14 0 14-9 0-8-7-8-14-8-76 0-152 0-228 0-7 0-14 0-14 8 0 9 7 9 14 9 76 0 152 0 228 0z">
                <text:p/>
              </draw:path>
            </draw:g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8-08T10:20:07.220084868</dc:date>
    <meta:editing-duration>PT20H54M13S</meta:editing-duration>
    <meta:editing-cycles>49</meta:editing-cycles>
    <meta:generator>LibreOffice/7.3.7.2$Linux_X86_64 LibreOffice_project/30$Build-2</meta:generator>
    <meta:document-statistic meta:object-count="42"/>
  </office:meta>
</office:document-meta>
</file>